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2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find peak element that is greater than its neighbours</text:span></text:p>
      <text:p text:style-name="Standard"/>
      <text:p text:style-name="Standard">#include &lt;bits/stdc++.h&gt;</text:p>
      <text:p text:style-name="Standard">using namespace std;</text:p>
      <text:p text:style-name="Standard"/>
      <text:p text:style-name="Standard">int findPeak(int arr[], int n)</text:p>
      <text:p text:style-name="Standard">{</text:p>
      <text:p text:style-name="Standard"><text:tab/></text:p>
      <text:p text:style-name="Standard"><text:tab/>if (n == 1)</text:p>
      <text:p text:style-name="Standard"><text:tab/><text:tab/>return 0;</text:p>
      <text:p text:style-name="Standard"><text:tab/>if (arr[0] &gt;= arr[1])</text:p>
      <text:p text:style-name="Standard"><text:tab/><text:tab/>return 0;</text:p>
      <text:p text:style-name="Standard"><text:tab/>if (arr[n - 1] &gt;= arr[n - 2])</text:p>
      <text:p text:style-name="Standard"><text:tab/><text:tab/>return n - 1;</text:p>
      <text:p text:style-name="Standard"><text:tab/>for (int i = 1; i &lt; n - 1; i++) {</text:p>
      <text:p text:style-name="Standard"/>
      <text:p text:style-name="Standard"><text:tab/><text:tab/>if (arr[i] &gt;= arr[i - 1] &amp;&amp; arr[i] &gt;= arr[i + 1])</text:p>
      <text:p text:style-name="Standard"><text:tab/><text:tab/><text:tab/>return arr[i];</text:p>
      <text:p text:style-name="Standard"><text:tab/>}</text:p>
      <text:p text:style-name="Standard">}</text:p>
      <text:p text:style-name="Standard"/>
      <text:p text:style-name="Standard">int main()</text:p>
      <text:p text:style-name="Standard">{</text:p>
      <text:p text:style-name="Standard"><text:tab/>int arr[] = { 1, 3, 20, 4, 1, 0 };</text:p>
      <text:p text:style-name="Standard"><text:tab/>int n = sizeof(arr) / sizeof(arr[0]);</text:p>
      <text:p text:style-name="Standard"><text:tab/>cout &lt;&lt; " a peak element is " &lt;&lt; findPeak(arr, n);</text:p>
      <text:p text:style-name="Standard"><text:tab/>return 0;</text:p>
      <text:p text:style-name="Standard">}</text:p>
      <text:p text:style-name="Standard">//<text:span text:style-name="T1">time complexity is O(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5:35:41.268274633</meta:creation-date>
    <dc:date>2024-05-14T15:39:20.069113602</dc:date>
    <meta:editing-duration>PT3M39S</meta:editing-duration>
    <meta:editing-cycles>1</meta:editing-cycles>
    <meta:document-statistic meta:table-count="0" meta:image-count="0" meta:object-count="0" meta:page-count="1" meta:paragraph-count="25" meta:word-count="110" meta:character-count="509" meta:non-whitespace-character-count="402"/>
    <meta:generator>LibreOffice/7.3.7.2$Linux_X86_64 LibreOffice_project/30$Build-2</meta:generator>
  </office:meta>
</office:document-meta>
</file>